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c9d2d"/>
    </style:style>
    <style:style style:name="P2" style:family="paragraph" style:parent-style-name="Heading_20_2">
      <style:text-properties officeooo:paragraph-rsid="000c9d2d"/>
    </style:style>
    <style:style style:name="P3" style:family="paragraph" style:parent-style-name="Heading_20_3">
      <style:text-properties officeooo:paragraph-rsid="000c9d2d"/>
    </style:style>
    <style:style style:name="P4" style:family="paragraph" style:parent-style-name="Horizontal_20_Line">
      <style:text-properties officeooo:paragraph-rsid="000c9d2d"/>
    </style:style>
    <style:style style:name="P5" style:family="paragraph" style:parent-style-name="Quotations">
      <style:text-properties officeooo:paragraph-rsid="000c9d2d"/>
    </style:style>
    <style:style style:name="P6" style:family="paragraph" style:parent-style-name="Text_20_body">
      <style:text-properties officeooo:paragraph-rsid="000c9d2d"/>
    </style:style>
    <style:style style:name="P7" style:family="paragraph" style:parent-style-name="Quotations">
      <style:text-properties officeooo:paragraph-rsid="000e2f12"/>
    </style:style>
    <style:style style:name="P8" style:family="paragraph" style:parent-style-name="Text_20_body" style:list-style-name="L1">
      <style:text-properties officeooo:paragraph-rsid="000c9d2d"/>
    </style:style>
    <style:style style:name="P9" style:family="paragraph" style:parent-style-name="Text_20_body" style:list-style-name="L2">
      <style:text-properties officeooo:paragraph-rsid="000c9d2d"/>
    </style:style>
    <style:style style:name="P10" style:family="paragraph" style:parent-style-name="Text_20_body" style:list-style-name="L3">
      <style:text-properties officeooo:paragraph-rsid="000c9d2d"/>
    </style:style>
    <style:style style:name="P11" style:family="paragraph" style:parent-style-name="Text_20_body" style:list-style-name="L4">
      <style:text-properties officeooo:paragraph-rsid="000c9d2d"/>
    </style:style>
    <style:style style:name="P12" style:family="paragraph" style:parent-style-name="Text_20_body" style:list-style-name="L5">
      <style:text-properties officeooo:paragraph-rsid="000c9d2d"/>
    </style:style>
    <style:style style:name="P13" style:family="paragraph" style:parent-style-name="Text_20_body" style:list-style-name="L6">
      <style:text-properties officeooo:paragraph-rsid="000c9d2d"/>
    </style:style>
    <style:style style:name="P14" style:family="paragraph" style:parent-style-name="Text_20_body">
      <style:text-properties officeooo:paragraph-rsid="000ff9a5"/>
    </style:style>
    <style:style style:name="T1" style:family="text">
      <style:text-properties fo:color="#c9211e" loext:opacity="100%" fo:font-weight="bold" style:font-weight-asian="bold" style:font-weight-complex="bold"/>
    </style:style>
    <style:style style:name="T2" style:family="text">
      <style:text-properties officeooo:rsid="000a877c"/>
    </style:style>
    <style:style style:name="T3" style:family="text">
      <style:text-properties officeooo:rsid="0009c040"/>
    </style:style>
    <style:style style:name="T4" style:family="text">
      <style:text-properties officeooo:rsid="000ff9a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text:span text:style-name="Strong_20_Emphasis">1.1 Observación inicial</text:span></text:h>
      <text:p text:style-name="Text_20_body">La vida está en todas partes.<text:line-break/>Late en la quietud de una semilla que aguarda bajo la tierra fría y en la explosión de una bandada que se levanta al amanecer. Está en el murmullo invisible de millones de organismos microscópicos y en el rugido lejano de una ballena que surca el océano. La encontramos en lo alto de una montaña azotada por el viento y en las profundidades ardientes de las fumarolas submarinas. Allí donde creemos que nada podría persistir, la vida se aferra, se despliega y, de algún modo, florece.</text:p>
      <text:p text:style-name="Text_20_body">Cuando la miramos de cerca, la vida se nos presenta como una multitud de formas y colores: hojas que se abren, ojos que miran, alas que baten, manos que se tienden. Sin embargo, cuando nos alejamos lo suficiente, lo que vemos no son individuos aislados, sino un único tapiz que cambia de forma continuamente. El árbol que cae alimenta la tierra; la tierra nutre a la hierba; la hierba alimenta al animal; el animal vuelve a la tierra. Todo se transforma, pero nada se pierde. Hay un flujo que atraviesa cada generación, como un río que nunca se detiene aunque cada gota que lo compone siga su propio destino.</text:p>
      <text:p text:style-name="Text_20_body">Es tentador pensar que la vida son “los seres vivos” que nos rodean, pero eso es solo su rostro visible. Lo que llamamos individuos —esa flor, este pájaro, aquella persona— son apenas las formas temporales que la vida adopta para seguir adelante. Cada ser es una chispa que se enciende y se apaga, pero el fuego del que procede permanece. Este fuego no pertenece a nadie y, al mismo tiempo, todos pertenecemos a él.</text:p>
      <text:p text:style-name="Text_20_body">Si observamos con paciencia, descubrimos que la vida tiene un movimiento propio, distinto del de sus partes. Crece, se repliega, se adapta, avanza en direcciones imprevisibles. Sus latidos no dependen del destino de un solo individuo, ni siquiera de una sola especie. Como una corriente subterránea, atraviesa a todos sus portadores y continúa su viaje más allá de ellos. Ningún ser vivo conoce el propósito final de esa corriente, pero todos la servimos al cumplir con nuestro breve papel en el ciclo.</text:p>
      <text:p text:style-name="Text_20_body">En cada bosque, en cada arrecife, en cada ciudad, lo que vemos es apenas la superficie de un sistema más profundo. Un sistema que no podemos abarcar con la mirada, pero que está ahí, sosteniendo y conectando a cada criatura. Los insectos que polinizan, las corrientes que llevan nutrientes, las cadenas alimenticias, las simbiosis invisibles… cada elemento parece responder a un entramado mayor que <text:span text:style-name="T1">nadie dirige y, sin embargo,</text:span> funciona con precisión. <text:span text:style-name="T1">Un orden que no necesita un plano escrito para existir.</text:span></text:p>
      <text:p text:style-name="Text_20_body">La vida no es estática. Es un pulso continuo de nacimiento y desaparición, una danza en la que millones de pasos se ejecutan al mismo tiempo sin que ningún bailarín conozca la coreografía completa. Cada individuo actúa como si su historia fuese la única, pero en realidad forma parte de un relato mucho más extenso, que comenzó antes de que él existiera y que seguirá después de que se haya ido.</text:p>
      <text:p text:style-name="Text_20_body">Bajo esta perspectiva, lo que vemos —especies, ecosistemas, incluso civilizaciones— son estructuras temporales, expresiones momentáneas de algo mucho más duradero. La vida misma es la auténtica protagonista, y nosotros, sus personajes momentáneos. En nuestra experiencia diaria, apenas <text:soft-page-break/>alcanzamos a ver nuestra propia escena, sin imaginar el guion completo. Pero el guion existe, y lo escribe la vida.</text:p>
      <text:p text:style-name="Text_20_body">Hay un hilo invisible que une a una célula de hace <text:span text:style-name="T2">cuatro </text:span>mil millones de años con tu propio cuerpo hoy. Ese hilo ha pasado por incontables manos, formas y rostros. Ha aprendido, ha cambiado, se ha fortalecido. Y no se ha roto nunca. Cada latido que sientes ahora forma parte de ese hilo, igual que cada respiración que tomas. La vida no se interrumpe: simplemente cambia de manos.</text:p>
      <text:p text:style-name="Text_20_body">Este flujo ininterrumpido no se detiene ante fronteras, accidentes o catástrofes. Cuando una rama se quiebra, el árbol busca otra ruta para crecer. Cuando una especie desaparece, otra ocupa su lugar. Es como si la vida tuviera una voluntad silenciosa de continuar<text:span text:style-name="T1">, aunque no podamos atribuirle la conciencia que nosotros entendemos. Lo que sí podemos reconocer es su capacidad para</text:span> persistir, reorganizarse y avanzar, siempre hacia algún lugar que desconocemos.</text:p>
      <text:p text:style-name="Text_20_body">A menudo, miramos la vida desde la perspectiva de lo que nos toca de cerca: nuestras propias historias, nuestras esperanzas y miedos. Pero si ampliamos la mirada, comprendemos que somos parte de algo más vasto, algo que nos precede y nos trasciende. Somos una hebra en un tejido inmenso, y nuestra importancia no se mide por la duración de nuestra hebra, sino por el hecho de que, gracias a nosotros, el tejido continúa.</text:p>
      <text:p text:style-name="Text_20_body">Este es el misterio que se despliega ante nosotros: una criatura inmensa, formada por miles de millones de partes efímeras, que se renuevan sin cesar y que, sin embargo, mantiene su unidad. Una criatura que no necesita que ninguna de sus partes comprenda el todo para seguir existiendo. Que habita no solo en la Tierra, sino, quizá, en cualquier rincón del universo donde las condiciones lo permitan. Que, de algún modo, siempre encuentra la manera de estar presente.</text:p>
      <text:p text:style-name="Text_20_body">Lo que vemos, entonces, es solo el reflejo parcial de esa criatura. La verdadera vida no se limita a las formas que adopta ni a los lugares donde la encontramos. Es el sistema entero, el pulso que une a todas sus partes, el relato continuo que atraviesa el tiempo. Y aunque nuestros sentidos solo alcancen a percibir un fragmento, ese fragmento es suficiente para intuir que estamos frente a algo mucho más grande, profundo y antiguo que nosotros mismos.</text:p>
      <text:p text:style-name="Horizontal_20_Line"/>
      <text:p text:style-name="Text_20_body"/>
      <text:p text:style-name="P6"/>
      <text:h text:style-name="P2" text:outline-level="2"><text:span text:style-name="Strong_20_Emphasis">El modelo biológico tradicional</text:span></text:h>
      <text:p text:style-name="P6">La biología moderna ha construido, a lo largo de los últimos siglos, un marco sólido para describir y entender la vida tal como la observamos en la Tierra. En su núcleo, este modelo se apoya en cuatro pilares fundamentales: <text:span text:style-name="Strong_20_Emphasis">los organismos</text:span>, <text:span text:style-name="Strong_20_Emphasis">la evolución</text:span>, <text:span text:style-name="Strong_20_Emphasis">la adaptación</text:span> y <text:span text:style-name="Strong_20_Emphasis">la supervivencia</text:span>.</text:p>
      <text:p text:style-name="P6">En primer lugar, la vida se define como el conjunto de organismos que cumplen ciertas características observables: nacen, crecen, se reproducen y mueren. Cada organismo es una unidad biológica delimitada, compuesta de células —ya sea una sola célula en el caso de bacterias y protozoos, o miles de millones en el caso de animales y plantas—. Dentro de esta visión, la diversidad de formas vivas se <text:soft-page-break/>organiza jerárquicamente: individuos, poblaciones, especies, géneros, familias y así sucesivamente, en un sistema de clasificación que permite estudiar y comparar la variedad del mundo vivo.</text:p>
      <text:p text:style-name="P6">El segundo pilar es <text:span text:style-name="Strong_20_Emphasis">la evolución</text:span>, formulada de manera más consistente a partir de la teoría de Charles Darwin y Alfred Russel Wallace. Según esta visión, las especies actuales son el resultado de cambios acumulados a lo largo de vastos periodos de tiempo. Estos cambios se producen principalmente a través de la variación genética y de un proceso de selección natural, en el que las variantes más aptas para un determinado entorno tienden a dejar más descendencia, transmitiendo así sus características a las siguientes generaciones.</text:p>
      <text:p text:style-name="P6">El tercer pilar es <text:span text:style-name="Strong_20_Emphasis">la adaptación</text:span>. La biología explica que los organismos no solo cambian con el tiempo, sino que esos cambios están modelados por las condiciones del medio en el que viven. Así, los picos de las aves, el pelaje de los mamíferos, la forma de las hojas o los patrones de coloración en insectos y peces son el resultado de una presión constante ejercida por el ambiente, que favorece unas formas y descarta otras. La adaptación <text:span text:style-name="T1">no</text:span> es <text:span text:style-name="T1">un proceso consciente, sino</text:span> el producto de generaciones en las que los rasgos útiles se conservan y los menos útiles tienden a desaparecer.</text:p>
      <text:p text:style-name="P6">Finalmente, todo este entramado se interpreta bajo la lógica de la <text:span text:style-name="Strong_20_Emphasis">supervivencia</text:span>. En el modelo biológico tradicional, el motor principal de la actividad de los organismos es mantenerse con vida el tiempo suficiente para reproducirse. Desde esta perspectiva, la vida no tiene una dirección o propósito global más allá de continuar existiendo a través de sus unidades individuales y sus descendencias. Así, los comportamientos, las estructuras y las estrategias que observamos —desde la fotosíntesis de las plantas hasta la caza cooperativa de los lobos— son vistos como soluciones que han surgido para maximizar las probabilidades de persistir y dejar copias de sí mismos en el futuro.</text:p>
      <text:p text:style-name="P6">Este modelo, sin duda, ha permitido explicar una enorme cantidad de fenómenos: desde el origen de la diversidad biológica hasta el funcionamiento de complejas interacciones entre especies. Es la base de disciplinas enteras como la ecología, la genética, la fisiología o la biotecnología. Además, tiene la ventaja de apoyarse en observaciones verificables y experimentos repetibles, lo que le otorga un gran poder predictivo en campos como la medicina o la conservación de especies.</text:p>
      <text:p text:style-name="P6">Sin embargo, esta misma estructura que lo hace fuerte también le pone ciertos límites. El modelo biológico tradicional tiende a mirar la vida como una colección de piezas individuales y separadas, más que como una totalidad unificada con un comportamiento propio. La “inteligencia” de la vida, cuando se reconoce, se atribuye casi exclusivamente a los organismos que la poseen en forma de sistema nervioso desarrollado, y no a la vida en su conjunto. Así, la actividad de la vida se interpreta como una suma de procesos locales, no como un sistema global que pueda estar siguiendo un curso mayor.</text:p>
      <text:p text:style-name="P6">En su formulación más estricta, este modelo no se plantea preguntas sobre el sentido o el propósito de la existencia, ya que esas cuestiones quedan fuera del dominio de la ciencia tal como la entendemos hoy. Su objetivo es describir cómo funciona la vida, no por qué existe o hacia dónde se dirige. De ahí que, si bien ofrece respuestas claras a “cómo” y “cuándo” ocurren los fenómenos biológicos, deja sin respuesta cuestiones que muchas personas sienten como esenciales: “¿Cuál es mi misión dentro de la vida?”, “¿Por qué debo morir si la vida continúa?”, o “¿Existe una inteligencia que abarque a todos los seres vivos?”.</text:p>
      <text:p text:style-name="P6"><text:soft-page-break/>Este enfoque no es incorrecto, sino incompleto para el tipo de reflexión que aquí nos proponemos. El modelo biológico tradicional nos da un mapa detallado de las piezas, pero no necesariamente nos revela la imagen completa que forman cuando están todas juntas.</text:p>
      <text:p text:style-name="P4"/>
      <text:p text:style-name="P6"/>
      <text:h text:style-name="P2" text:outline-level="2"><text:span text:style-name="Strong_20_Emphasis">El modelo cultural de la vida</text:span></text:h>
      <text:p text:style-name="P6">A lo largo de la historia, la humanidad no ha observado la vida únicamente desde un enfoque científico. Mucho antes de que la biología moderna definiera organismos, especies y ecosistemas, ya existía un conjunto de creencias, intuiciones y narrativas culturales que intentaban explicar nuestro lugar en el mundo. Este modelo cultural se ha construido a partir de observaciones limitadas, experiencias directas y, en gran medida, de nuestra tendencia natural a situarnos como protagonistas de la historia universal. Aunque no siempre explícito, este modelo ha impregnado nuestra forma de pensar y ha influido incluso en las ciencias.</text:p>
      <text:p text:style-name="P6">Podemos resumirlo en cuatro ideas clave: la Tierra como lugar privilegiado, la vida como accidente irrepetible, el delicado equilibrio que la sostiene y la noción de que la vida carece de entidad propia. Cada una de estas ideas ha marcado nuestra forma de entender el mundo, pero cada una también puede ser puesta en cuestión a la luz de lo que hoy sabemos.</text:p>
      <text:p text:style-name="P4"/>
      <text:h text:style-name="P3" text:outline-level="3"><text:span text:style-name="Strong_20_Emphasis">1. La Tierra como un lugar privilegiado</text:span></text:h>
      <text:p text:style-name="P6">Durante siglos, la visión predominante colocaba a la Tierra en el centro del universo. En la antigüedad, las culturas observaban el cielo y veían cómo el Sol, la Luna y las estrellas parecían girar a nuestro alrededor. El sentido común, reforzado por la experiencia cotidiana, dictaba que nuestro planeta era el punto fijo y que todo lo demás se movía en función de él. Esta perspectiva —llamada geocentrismo— encajaba perfectamente con la idea de que la humanidad ocupaba un lugar especial en el orden cósmico.</text:p>
      <text:p text:style-name="P6">Incluso después de que la astronomía demostrara que la Tierra gira alrededor del Sol, la noción de “privilegio cósmico” sobrevivió de forma sutil. Durante mucho tiempo, se pensó que nuestro planeta podría ser único no solo en su posición, sino en sus condiciones para albergar vida. Sin embargo, los avances de la astrofísica y la exploración espacial han cambiado radicalmente este panorama.</text:p>
      <text:p text:style-name="P6">Hoy sabemos que nuestra galaxia, la Vía Láctea, contiene alrededor de <text:span text:style-name="Strong_20_Emphasis">cien mil millones a cuatrocientos mil millones de estrellas</text:span>. Y la Vía Láctea es solo una de las más de <text:span text:style-name="Strong_20_Emphasis">dos billones de galaxias</text:span> que pueblan <text:span text:style-name="T3">'solo' </text:span>el universo observable. Cada estrella, a su vez, puede tener varios planetas orbitando a su alrededor, y una fracción significativa de ellos se encuentra en la llamada “zona habitable”: la región donde podría existir agua líquida, uno de los requisitos fundamentales para la vida tal como la conocemos.</text:p>
      <text:p text:style-name="P6">Las estimaciones actuales sugieren que solo en la Vía Láctea podrían existir <text:span text:style-name="Strong_20_Emphasis">miles de millones de planetas</text:span> con condiciones similares a las de la Tierra. Si ampliamos la mirada a todo el universo <text:soft-page-break/>observable, el número de “Tierras potenciales” se vuelve difícil de imaginar. Ante estos datos, la idea de que nuestro planeta sea un lugar único y privilegiado pierde fuerza. No significa que la Tierra carezca de valor, sino que quizá no sea la excepción, sino parte de una regla más amplia.</text:p>
      <text:p text:style-name="P4"/>
      <text:h text:style-name="P3" text:outline-level="3"><text:span text:style-name="Strong_20_Emphasis">2. La vida como un accidente irrepetible</text:span></text:h>
      <text:p text:style-name="P6">Ligada a la noción de privilegio, encontramos la creencia de que la vida es un accidente improbable, un evento único que ocurrió una vez en la historia cósmica y que nunca volverá a repetirse. Esta visión, profundamente arraigada en la cultura popular, parte de la suposición de que las condiciones que dieron origen a la vida en la Tierra son tan específicas y frágiles que sería casi imposible reproducirlas.</text:p>
      <text:p text:style-name="P6">Sin embargo, desde la perspectiva científica, la vida puede verse como un <text:span text:style-name="Strong_20_Emphasis">fenómeno natural emergente</text:span>. Las moléculas orgánicas, base de todos los seres vivos, no son raras: se han detectado en cometas, en meteoritos y en nubes interestelares. Experimentos de laboratorio, como los de Stanley Miller y Harold Urey en la década de 1950, mostraron que, bajo ciertas condiciones, los componentes básicos de la vida pueden formarse espontáneamente a partir de compuestos simples.</text:p>
      <text:p text:style-name="P6">Además, la química prebiótica no es exclusiva de la Tierra. Donde haya una fuente de energía, moléculas de carbono, nitrógeno, hidrógeno y oxígeno, y un medio como el agua para facilitar las reacciones, la formación de estructuras complejas es una posibilidad real. No sabemos aún si la vida es común o rara en el universo, pero las evidencias sugieren que no es necesariamente un milagro irrepetible, sino una manifestación más de las leyes naturales.</text:p>
      <text:p text:style-name="P4"/>
      <text:h text:style-name="P3" text:outline-level="3"><text:span text:style-name="Strong_20_Emphasis">3. El delicado equilibrio que sostiene la vida</text:span></text:h>
      <text:p text:style-name="P6">Otra idea cultural muy extendida es la del “delicado equilibrio” que mantiene viva a la biosfera. Esta imagen presenta la vida como una estructura extremadamente frágil, que podría derrumbarse por el más mínimo cambio. Y aunque es cierto que los ecosistemas pueden ser sensibles a alteraciones bruscas, la historia de la Tierra muestra que la vida, en su conjunto, es extraordinariamente resiliente.</text:p>
      <text:p text:style-name="P6">Un ejemplo notable es la <text:span text:style-name="Strong_20_Emphasis">extinción de los dinosaurios</text:span> hace unos 66 millones de años, probablemente causada por el impacto de un gran asteroide y los cambios climáticos asociados. Este evento eliminó aproximadamente el <text:span text:style-name="Strong_20_Emphasis">75% de todas las especies</text:span> existentes en aquel momento. Y, sin embargo, la vida no desapareció: se transformó. Las especies que sobrevivieron ocuparon los nichos vacíos, nuevas formas surgieron y, eventualmente, mamíferos y aves dominaron los ecosistemas terrestres.</text:p>
      <text:p text:style-name="P6">De hecho, los paleontólogos estiman que <text:span text:style-name="Strong_20_Emphasis">más del 99% de todas las especies que han existido ya se han extinguido</text:span>. Desde esta perspectiva, la desaparición de especies no es una anomalía, sino una característica inherente de la historia de la vida. El equilibrio que observamos hoy no es estático, sino el resultado de un cambio constante. La vida no se limita a resistir; se reinventa.</text:p>
      <text:p text:style-name="P6">Esto no significa que las especies individuales no sean vulnerables, ni que las extinciones masivas no tengan consecuencias devastadoras. Pero a escala planetaria, la vida ha demostrado una capacidad de <text:soft-page-break/>adaptación que desafía la noción de fragilidad absoluta. El equilibrio es, en realidad, una dinámica perpetua de transformación.</text:p>
      <text:p text:style-name="P4"/>
      <text:h text:style-name="P3" text:outline-level="3"><text:span text:style-name="Strong_20_Emphasis">4. La vida sin entidad</text:span></text:h>
      <text:p text:style-name="P6">Por último, el modelo cultural dominante tiende a ver la vida como una propiedad que poseen ciertos organismos, en lugar de como un todo unificado. Bajo esta visión, la vida no es una entidad en sí misma, sino un conjunto de seres vivos independientes que comparten características comunes. Cada individuo vive su historia, y la suma de esas historias sería “la vida”.</text:p>
      <text:p text:style-name="P6">Sin embargo, esta interpretación puede pasar por alto un hecho intrigante: al observar la biosfera como un sistema, surgen comportamientos y patrones que no pertenecen a ningún organismo en particular, sino al conjunto. La distribución de especies, la circulación de nutrientes, el flujo de energía, la regulación climática y muchas otras funciones emergen de la interacción de millones de organismos, como si formaran parte de un solo organismo mayor.</text:p>
      <text:p text:style-name="P6">En otras palabras, podría ser que la vida <text:span text:style-name="Strong_20_Emphasis">sí tenga entidad propia</text:span>, un comportamiento y un destino diferentes de los de sus partes. Así como una colonia de hormigas actúa como un “superorganismo” con propiedades que ninguna hormiga individual posee, la biosfera podría ser vista como un sistema coherente que se adapta, se reorganiza y persiste más allá de la escala de cualquier especie.</text:p>
      <text:p text:style-name="P4"/>
      <text:h text:style-name="P3" text:outline-level="3"><text:span text:style-name="Strong_20_Emphasis">Un modelo que necesita revisión</text:span></text:h>
      <text:p text:style-name="P6">El modelo cultural que hemos heredado combina observaciones válidas con suposiciones que hoy pueden ser incorrectas o incompletas. La Tierra no parece ser el único escenario posible para la vida; la vida misma podría no ser un accidente único; el “delicado equilibrio” es, en realidad, una capacidad asombrosa de reinvención; y quizás la vida sea algo más que la suma de sus organismos.</text:p>
      <text:p text:style-name="P6">Reconocer estas limitaciones no invalida el modelo cultural, pero sí señala la necesidad de ampliarlo. Si queremos entender realmente qué es la vida, no basta con describirla como una colección de individuos frágiles que ocupan un lugar único en el universo. Debemos considerarla como un fenómeno más amplio, quizá como un sistema con inteligencia y propósito propios, algo que no encaja del todo ni en la biología clásica ni en las creencias tradicionales.</text:p>
      <text:p text:style-name="P4"/>
      <text:p text:style-name="P6"/>
      <text:h text:style-name="P2" text:outline-level="2"><text:span text:style-name="Strong_20_Emphasis">El modelo místico tradicional</text:span></text:h>
      <text:p text:style-name="P6">Si el modelo cultural está moldeado por observaciones limitadas y suposiciones sobre el mundo físico, el modelo místico tradicional va un paso más allá: coloca a la humanidad en el centro del universo no solo física, sino espiritualmente. Es una visión que no nace de telescopios ni experimentos, sino de mitos, religiones y filosofías que han acompañado a nuestra especie desde sus orígenes.</text:p>
      <text:p text:style-name="P6"><text:soft-page-break/>Este modelo parte de dos ideas fundamentales:</text:p>
      <text:list xml:id="list1757783627" text:style-name="L1">
        <text:list-item>
          <text:p text:style-name="P8">El hombre como centro y propósito de todo.</text:p>
        </text:list-item>
        <text:list-item>
          <text:p text:style-name="P8">La existencia de una inteligencia superior —a menudo imaginada a nuestra propia imagen— que crea el universo con el objetivo final de dar origen al ser humano.</text:p>
        </text:list-item>
      </text:list>
      <text:p text:style-name="P4"/>
      <text:h text:style-name="P3" text:outline-level="3"><text:span text:style-name="Strong_20_Emphasis">1. El hombre como centro de todo</text:span></text:h>
      <text:p text:style-name="P6">En la mayor parte de las cosmovisiones antiguas, el hombre no es un elemento más de la naturaleza, sino su protagonista absoluto. Las culturas preindustriales veían el mundo como un escenario diseñado para albergar la vida humana: el Sol se mueve para dar luz a nuestros días, la Luna regula nuestras cosechas, los ríos fluyen para saciar nuestra sed, los animales existen para alimentarnos o servirnos.</text:p>
      <text:p text:style-name="P6">Incluso después de la revolución copernicana —que despojó a la Tierra de su lugar central en el universo físico—, la idea de centralidad humana persistió en el plano simbólico. Nos seguimos percibiendo como la cúspide de la creación, el producto más refinado de un proceso cósmico que, de algún modo, parecía apuntar hacia nosotros desde el principio.</text:p>
      <text:p text:style-name="P6">Esta visión no es arbitraria: ha tenido una función psicológica y social poderosa. Creer que somos el centro otorga sentido, propósito y cohesión cultural. Refuerza la noción de que nuestras vidas importan en un plan mayor, y que lo que hacemos tiene un significado más allá de nuestra breve existencia.</text:p>
      <text:p text:style-name="P6">Pero desde un punto de vista observacional, esta centralidad es difícil de sostener. La historia de la vida en la Tierra no está organizada en torno a la llegada del ser humano, sino marcada por incontables linajes, la mayoría extinguidos, y procesos que se desarrollaron sin nuestra intervención ni nuestra conciencia. El universo, con sus miles de millones de galaxias, parece indiferente a nuestra existencia, del mismo modo que la historia de la vida durante más de 3.500 millones de años se desarrolló sin que el ser humano apareciera en escena.</text:p>
      <text:p text:style-name="P4"/>
      <text:h text:style-name="P3" text:outline-level="3"><text:span text:style-name="Strong_20_Emphasis">2. La inteligencia superior que crea al hombre a su imagen</text:span></text:h>
      <text:p text:style-name="P6">El segundo pilar del modelo místico tradicional es la creencia en una inteligencia suprema, frecuentemente concebida como un ser con rasgos humanos, que gobierna el universo y dirige su evolución hacia un fin: la creación del hombre.</text:p>
      <text:p text:style-name="P6">En muchas religiones y mitologías, esta inteligencia no es abstracta ni impersonal, sino un “alguien” con voluntad, emociones y propósitos. Y, de manera notable, este “alguien” suele compartir con nosotros rasgos muy familiares: habla, juzga, premia, castiga, ama, odia. En resumen, es un reflejo amplificado de la mente humana.</text:p>
      <text:p text:style-name="P6">En este marco, la vida y el universo no son fruto de leyes naturales impersonales, sino de un acto deliberado de diseño. El hombre no es un accidente, sino el objetivo final, la razón misma por la que todo existe. Las estrellas fueron creadas para que hubiera luz en nuestras noches; los mares, para darnos alimento; la historia, para conducirnos hacia un destino preescrito.</text:p>
      <text:p text:style-name="P6"><text:soft-page-break/>Esta narrativa cumple funciones profundas: ofrece un sentido de pertenencia, una dirección moral, una estructura de significado que trasciende la mortalidad. Si una inteligencia superior nos ha diseñado, entonces nuestras vidas no son efímeras partículas de materia en un espacio indiferente, sino partes esenciales de un plan eterno.</text:p>
      <text:p text:style-name="P4"/>
      <text:h text:style-name="P3" text:outline-level="3"><text:span text:style-name="Strong_20_Emphasis">Cuestionando la centralidad y el propósito predefinido</text:span></text:h>
      <text:p text:style-name="P6">Sin embargo, cuando confrontamos esta visión con el conocimiento acumulado por la ciencia, surgen tensiones. La biología evolutiva muestra que la aparición de los humanos no fue un desenlace inevitable, sino el resultado de una cadena de contingencias: cambios climáticos, extinciones masivas, mutaciones al azar y adaptaciones específicas que podrían haber tomado rumbos completamente distintos. Si retrocediéramos el reloj de la evolución y lo hiciéramos correr de nuevo, es poco probable que obtuviéramos algo idéntico a nosotros.</text:p>
      <text:p text:style-name="P6">Desde la cosmología, la escala del universo diluye la noción de que todo exista para nosotros. Con cientos de miles de millones de galaxias, muchas con sus propios sistemas planetarios, sería un derroche de recursos cósmicos inconcebible si su único propósito fuera servir a una sola especie en un rincón periférico.</text:p>
      <text:p text:style-name="P6">Incluso la idea de que la inteligencia superior sea “humana” en su naturaleza es problemática: si tal inteligencia existiera, no tendría por qué compartir nuestras limitaciones cognitivas o emocionales. El hecho de que la imaginemos como una versión amplificada de nosotros mismos revela más sobre nuestra psicología que sobre la naturaleza del universo.</text:p>
      <text:p text:style-name="P4"/>
      <text:h text:style-name="P3" text:outline-level="3"><text:span text:style-name="Strong_20_Emphasis">El valor y el riesgo de este modelo</text:span></text:h>
      <text:p text:style-name="P6">El modelo místico tradicional ha tenido un valor incalculable para la cohesión de comunidades, la motivación personal y la creación de sistemas éticos. Ha dado sentido a lo inexplicable y ha ofrecido consuelo frente a la incertidumbre y la muerte. Sin embargo, también puede limitar nuestra comprensión si lo tomamos como una descripción literal de la realidad.</text:p>
      <text:p text:style-name="P6">Si asumimos que el universo está hecho exclusivamente para nosotros, corremos el riesgo de ignorar su complejidad, de subestimar la autonomía de otras formas de vida y de descartar la posibilidad de inteligencias o propósitos que no se parezcan al nuestro. Y si damos por hecho que una inteligencia superior nos ha dado todas las respuestas, podemos perder el impulso de buscar por nosotros mismos.</text:p>
      <text:p text:style-name="P4"/>
      <text:h text:style-name="P3" text:outline-level="3"><text:soft-page-break/><text:span text:style-name="Strong_20_Emphasis">Hacia un cambio de perspectiva</text:span></text:h>
      <text:p text:style-name="P6">El reconocimiento de los límites de este modelo no significa rechazar la espiritualidad o el sentido. Significa aceptar que la realidad podría ser más amplia, más extraña y más fascinante de lo que nuestras narrativas culturales y místicas han imaginado. Significa abrirnos a la posibilidad de que la vida no tenga como único objetivo la aparición del ser humano, y que la inteligencia —si es que existe en el universo de forma suprema— pueda adoptar formas que ni siquiera somos capaces de concebir.</text:p>
      <text:p text:style-name="P6">Si dejamos de vernos como el centro absoluto y empezamos a vernos como parte de un sistema mayor, quizá descubramos que nuestra verdadera importancia no está en ser el fin de la creación, sino en participar en una historia mucho más antigua, extensa y continua que nosotros mismos.</text:p>
      <text:p text:style-name="P4"/>
      <text:p text:style-name="P6"/>
      <text:h text:style-name="P2" text:outline-level="2"><text:span text:style-name="Strong_20_Emphasis">La necesidad de un nuevo modelo</text:span></text:h>
      <text:p text:style-name="P6">Antes de hablar de un nuevo paradigma, detengámonos un momento a observar qué nos ofrecen los modelos clásicos cuando buscamos respuestas a las grandes preguntas existenciales.</text:p>
      <text:h text:style-name="P3" text:outline-level="3">El modelo biológico tradicional</text:h>
      <text:p text:style-name="P6">Si preguntamos: <text:span text:style-name="Emphasis">¿Cuál es el objetivo de los individuos? ¿Por qué estamos aquí?</text:span>, la biología clásica responde sin adornos:<text:line-break/>No hay objetivo. Los individuos existen porque pueden existir. Son el resultado de procesos físicos y químicos que, en determinadas condiciones, producen organismos capaces de reproducirse.</text:p>
      <text:p text:style-name="P6">Y si preguntamos: <text:span text:style-name="Emphasis">¿Por qué morimos?</text:span>, la respuesta es igualmente directa:<text:line-break/>Morimos porque los tejidos orgánicos se deterioran con el tiempo.<text:line-break/>La muerte no es un misterio, sino una consecuencia inevitable de las limitaciones físicas de nuestra estructura biológica.</text:p>
      <text:p text:style-name="P6">Estas respuestas son claras, comprobables… pero no satisfacen nuestra necesidad de sentido.<text:line-break/>No nos dicen <text:span text:style-name="Emphasis">para qué</text:span> vivimos, solo explican <text:span text:style-name="Emphasis">cómo</text:span> vivimos y <text:span text:style-name="Emphasis">cómo</text:span> morimos.<text:line-break/>Dejan intacto el vacío que motiva la pregunta.</text:p>
      <text:h text:style-name="P3" text:outline-level="3">El modelo místico tradicional</text:h>
      <text:p text:style-name="P6">Si recurrimos al pensamiento místico y preguntamos: <text:span text:style-name="Emphasis">¿Por qué estamos aquí?</text:span>, la respuesta suele ser que tenemos un propósito trascendental que lo justifica todo.<text:line-break/>Ese propósito, sin embargo, permanece oculto.<text:line-break/>No se especifica.<text:line-break/>Es una misión imposible de conocer con certeza, y queda a nuestra imaginación decidir qué podría ser.</text:p>
      <text:p text:style-name="P6">Imaginamos que podría tener que ver con nuestras manos, con nuestro intelecto o con nuestra conducta. Pensamos así porque creemos que estas son las cosas que nos hacen especiales.<text:line-break/>Pero, cuando levantamos la vista y contemplamos la inmensidad del espacio y la eternidad del tiempo, <text:soft-page-break/>esa idea se tambalea.<text:line-break/>En un universo tan vasto, ¿puede algo que hagamos tener realmente un impacto?<text:line-break/>Y si lo tiene, ¿cómo sabré yo, individuo efímero, que he cumplido mi misión?<text:line-break/>En este punto, el razonamiento empieza a girar en círculos.</text:p>
      <text:p text:style-name="P6">Si la pregunta es: <text:span text:style-name="Emphasis">¿Por qué morimos?</text:span>, el modelo místico suele responder:<text:line-break/>No morimos realmente. La muerte es solo un cambio. La vida es eterna.<text:line-break/>Pero entonces surge otra pregunta inevitable:<text:line-break/>Si la vida es eterna, ¿por qué tenemos que morir?<text:line-break/>Y volvemos al punto de partida, sin una respuesta que podamos verificar.</text:p>
      <text:h text:style-name="P3" text:outline-level="3">El problema común</text:h>
      <text:p text:style-name="P6">En ambos modelos —biológico y místico— encontramos un patrón:<text:line-break/>Algunas preguntas reciben respuestas parciales o indirectas, y otras simplemente quedan sin respuesta.<text:line-break/>A veces las explicaciones son claras, pero no tocan la raíz de lo que queremos saber.<text:line-break/>Otras veces son sugerentes, pero imposibles de comprobar.</text:p>
      <text:p text:style-name="P6">Si lo que buscamos son <text:span text:style-name="Strong_20_Emphasis">respuestas realistas y comprobables</text:span>, que nos permitan no solo reflexionar sino avanzar en la comprensión de nuestra propia existencia, estos modelos no bastan.<text:line-break/>Necesitamos un marco que pueda incorporar la evidencia, que sea coherente y que, al mismo tiempo, abra caminos de exploración en lugar de cerrarlos con afirmaciones indemostrables.</text:p>
      <text:h text:style-name="P3" text:outline-level="3">El camino hacia un nuevo modelo</text:h>
      <text:p text:style-name="P6">La necesidad de un nuevo modelo no surge por capricho, sino por <text:span text:style-name="Strong_20_Emphasis">falta de respuesta</text:span>.<text:line-break/>Queremos entender nuestra misión —si es que tenemos una—, saber si la muerte es un final o una transición, y comprender nuestro papel en el conjunto del universo.<text:line-break/>Los modelos clásicos nos dejan a mitad de camino.</text:p>
      <text:p text:style-name="P6">Afortunadamente, existe otra vía.<text:line-break/>Podemos construir un modelo que no dependa de la fe ni se limite a la descripción física de los organismos.<text:line-break/>Un modelo que trate a la vida y la inteligencia como fenómenos naturales, pero que también pueda abordarlos como sistemas lógicos y matemáticos.<text:line-break/>Un modelo capaz de responder a las preguntas existenciales desde un marco verificable, sin sacrificar profundidad ni rigor.</text:p>
      <text:p text:style-name="P6">Ese modelo es lo que vamos a desarrollar, paso a paso, en los capítulos que siguen.<text:line-break/>Un modelo diferente, que nos permitirá mirar a la vida no solo como una colección de organismos, sino como una única entidad lógica que habita el universo, inevitable e inmortal.</text:p>
      <text:p text:style-name="P4"/>
      <text:p text:style-name="P6"/>
      <text:h text:style-name="P2" text:outline-level="2"><text:soft-page-break/><text:span text:style-name="Strong_20_Emphasis">1.3 – Descripción del nuevo modelo por sus características principales</text:span></text:h>
      <text:p text:style-name="P4"/>
      <text:h text:style-name="P3" text:outline-level="3"><text:span text:style-name="Strong_20_Emphasis">1 – Introducción: una simulación funcional de la vida</text:span></text:h>
      <text:p text:style-name="P6">En los próximos capítulos nos embarcaremos en un experimento peculiar: <text:span text:style-name="Strong_20_Emphasis">una simulación funcional de la vida</text:span>.<text:line-break/>La idea es sencilla, pero sus implicaciones podrían ser profundas. No intentaremos recrear el extraordinario nivel de detalle biológico que posee un organismo real —la complejidad de sus tejidos, la química de sus células, la estructura de sus moléculas—.<text:line-break/>No.<text:line-break/>Aquí nos centraremos en lo esencial: <text:span text:style-name="Strong_20_Emphasis">lo que la vida “hace”</text:span>. Su función. Su dinámica más básica.</text:p>
      <text:p text:style-name="P6">Para lograrlo, reduciremos el fenómeno a sus elementos más observables:</text:p>
      <text:list xml:id="list2249707427" text:style-name="L2">
        <text:list-item>
          <text:p text:style-name="P9">Un conjunto de individuos.</text:p>
        </text:list-item>
        <text:list-item>
          <text:p text:style-name="P9">La capacidad de reproducirse.</text:p>
        </text:list-item>
      </text:list>
      <text:p text:style-name="P6">Con esto crearemos en la simulación un organismo inicial, una especie nueva, con la simple pero poderosa capacidad de generar descendencia.</text:p>
      <text:p text:style-name="P6">A partir de ahí, dejaremos que el sistema se ponga en marcha y lo observaremos. ¿Qué sucede? ¿Cómo evoluciona? ¿Qué patrones emergen?<text:line-break/>De esta observación podremos destilar un modelo conceptual, una especie de retrato lógico de la vida.</text:p>
      <text:p text:style-name="P6">Pero antes de lanzarnos al experimento, quiero adelantar las características más llamativas de este modelo.<text:line-break/>Y digo “posibles características” porque no pretendo afirmar nada de manera absoluta.<text:line-break/>La invitación es que, tras ver juntos el desarrollo de la simulación, cada lector saque sus propias conclusiones.</text:p>
      <text:p text:style-name="P4"/>
      <text:h text:style-name="P3" text:outline-level="3"><text:span text:style-name="Strong_20_Emphasis">2 – ¿Una criatura viviente?</text:span></text:h>
      <text:p text:style-name="P6">Tal vez la vida no sea simplemente un fenómeno biológico que aparece sobre la superficie de un planeta, como una casualidad cósmica.<text:line-break/>Tal vez no sea solo una propiedad que ciertos organismos poseen, como el calor o el color.</text:p>
      <text:p text:style-name="P6">Es posible —solo posible— que la vida sea, en sí misma, <text:span text:style-name="Strong_20_Emphasis">una criatura viviente</text:span>.<text:line-break/>Un organismo real, aunque de un tipo tan distinto a lo que conocemos que apenas podemos concebirlo.</text:p>
      <text:p text:style-name="P6">En este modelo, todos los individuos de todas las especies que han existido y existirán serían las “células” de este superorganismo. Así como nuestras células forman tejidos y órganos, cada ser viviente sería parte funcional de una estructura mayor.</text:p>
      <text:p text:style-name="P6"><text:soft-page-break/>Este tipo de arquitectura fractal —patrones que se repiten a distintas escalas— se da con frecuencia en la naturaleza. Lo vemos en los helechos, en las ramificaciones de los ríos, en las neuronas, en las nubes y en las galaxias.<text:line-break/>¿Por qué no podría darse también a la escala de la vida misma?</text:p>
      <text:p text:style-name="P6">La dificultad está en que, si esta criatura existe, su forma y su escala serían tan ajenas a nuestra experiencia que se nos escapan.<text:line-break/>Desde dentro, solo alcanzamos a ver una fracción minúscula de su interior: las “células” vivas que nos rodean.<text:line-break/>Y como nuestra vida es apenas un instante dentro de la suya, no podemos verla actuar en toda su magnitud.<text:line-break/>Lo que no conocemos, suele ser invisible.</text:p>
      <text:p text:style-name="P4"/>
      <text:h text:style-name="P3" text:outline-level="3"><text:span text:style-name="Strong_20_Emphasis">3 – ¿Su aparición es inevitable?</text:span></text:h>
      <text:p text:style-name="P6">La vida, tal como la conocemos, se basa en elementos como el carbono, el nitrógeno, el oxígeno y el fósforo. Estos elementos se forman en el interior de las estrellas, a través de procesos nucleares que llevan millones o miles de millones de años.<text:line-break/>Cuando esas estrellas mueren, dispersan esos materiales por el espacio, sembrando potencial en cada rincón.</text:p>
      <text:p text:style-name="P6">Tarde o temprano, esos elementos encuentran las condiciones adecuadas para combinarse de la forma precisa que da lugar a la química de la vida.<text:line-break/>En un universo donde todo lo físicamente posible tiende a ocurrir, y a repetirse una y otra vez, la emergencia de la vida deja de parecer improbable: se convierte en algo inevitable.</text:p>
      <text:p text:style-name="P6">Más que un accidente irrepetible, la vida podría ser una consecuencia natural de la evolución cósmica.</text:p>
      <text:p text:style-name="P4"/>
      <text:h text:style-name="P3" text:outline-level="3"><text:span text:style-name="Strong_20_Emphasis">4 – ¿No solo en la Tierra?</text:span></text:h>
      <text:p text:style-name="P6">Durante mucho tiempo, imaginar vida más allá de nuestro planeta parecía un acto de ciencia ficción.<text:line-break/>Pero hoy contamos con observaciones que invitan a pensar lo contrario.</text:p>
      <text:p text:style-name="P6">En nuestra galaxia, la Vía Láctea, hay cientos de miles de millones de estrellas. Y sabemos que la mayoría de ellas posee planetas.<text:line-break/>Multipliquemos esto por las miles de millones de galaxias que podemos observar, y la probabilidad de que la Tierra sea el único lugar con condiciones aptas para la vida se reduce hasta rozar lo absurdo.</text:p>
      <text:p text:style-name="P6">La evidencia sugiere que la vida podría aparecer en muchos lugares distintos, siempre que se den las condiciones necesarias.<text:line-break/>Si este es el caso, la vida no sería una rareza terrestre, sino un fenómeno universal, disperso como un campo de flores a través del cosmos.</text:p>
      <text:p text:style-name="P4"/>
      <text:h text:style-name="P3" text:outline-level="3"><text:soft-page-break/><text:span text:style-name="Strong_20_Emphasis">5 – ¿Parte inseparable del universo?</text:span></text:h>
      <text:p text:style-name="P6">Si aceptamos que la vida es el resultado natural de la interacción entre la materia y las leyes físicas, entonces no sería algo externo al universo, sino una de sus propiedades emergentes.</text:p>
      <text:p text:style-name="P6">Podríamos incluso aventurar que la vida estaba implícita desde el principio, en la materia más elemental: el hidrógeno.<text:line-break/>Todo lo que vemos —planetas, océanos, organismos— proviene en última instancia de este elemento primigenio.<text:line-break/>En este universo, con sus leyes particulares, la evolución desde hidrógeno hasta vida parece más un destino que una casualidad.</text:p>
      <text:p text:style-name="P6">Aquí surge una pregunta intrigante:<text:line-break/>Si la vida es, en el fondo, una forma de inteligencia, y si esa inteligencia emerge inevitablemente de la materia, ¿podría decirse que la inteligencia estaba “latente” en el hidrógeno desde el principio?<text:line-break/>¿Es el hidrógeno la semilla de la inteligencia?</text:p>
      <text:p text:style-name="P6">No hay forma de responderlo con certeza, pero lo que parece evidente es que, dado suficiente tiempo, la inteligencia surge, una y otra vez, como si fuera inseparable del tejido mismo del cosmos.</text:p>
      <text:p text:style-name="P4"/>
      <text:h text:style-name="P3" text:outline-level="3"><text:span text:style-name="Strong_20_Emphasis">6 – ¿Inmortal?</text:span></text:h>
      <text:p text:style-name="P6">Nuestra experiencia personal nos hace ver la vida como algo frágil. Sabemos que los individuos son vulnerables y que las especies pueden extinguirse.<text:line-break/>De ahí surge la idea de que la vida en sí misma pende de un delicado hilo.</text:p>
      <text:p text:style-name="P6">Pero si observamos con más distancia, descubrimos que la vida ha sobrevivido a extinciones masivas, a impactos de asteroides, a cambios climáticos extremos y a catástrofes globales.<text:line-break/>Se adapta, muta, encuentra nuevos caminos.<text:line-break/>Su estructura, en cierto sentido, tiene redundancias que le permiten continuar incluso después de pérdidas masivas.</text:p>
      <text:p text:style-name="P6">Si la vida aparece allí donde puede y se expande por múltiples mundos, entonces ni siquiera la destrucción total de la Tierra supondría su final.<text:line-break/>En ese escenario, su esperanza de existencia podría superar la longevidad de las estrellas mismas.</text:p>
      <text:p text:style-name="P6">Y si además es capaz de aprender, planificar y modificar su entorno, tal vez algún día logre controlar por completo su destino.<text:line-break/>Tal vez, incluso, pueda volverse inmortal.</text:p>
      <text:p text:style-name="P4"/>
      <text:h text:style-name="P3" text:outline-level="3"><text:span text:style-name="Strong_20_Emphasis">7 – ¿Una criatura inteligente?</text:span></text:h>
      <text:p text:style-name="P6">De todas las posibles características, esta es la más llamativa: <text:span text:style-name="Strong_20_Emphasis">la inteligencia</text:span>.</text:p>
      <text:p text:style-name="P6">En cada adaptación, en cada diseño funcional, en cada solución biológica, vemos inteligencia aplicada.<text:line-break/>Está en el vuelo de los pájaros, en la navegación de las abejas, en el camuflaje de los insectos, en la <text:soft-page-break/>fotosíntesis de las plantas, en el patrón de migración de las ballenas.<text:line-break/>Está tan integrada en la vida que rara vez nos detenemos a notarla. Nos parece “natural”, y por eso no la valoramos en toda su magnitud.</text:p>
      <text:p text:style-name="P6">Sin embargo, crear una máquina que replique cualquiera de estas funciones requiere un enorme esfuerzo de diseño.<text:line-break/>La vida lo hace de forma automática, como resultado de millones de interacciones entre sus “células” a lo largo de vastos periodos de tiempo.</text:p>
      <text:p text:style-name="P6">En este sentido, no sería descabellado considerar que la vida es, en sí misma, una inteligencia.<text:line-break/>No una inteligencia localizada en un órgano, como el cerebro humano, sino una inteligencia distribuida, integrada en cada una de sus partes, emergiendo de su interacción.</text:p>
      <text:p text:style-name="P6">Si la vida es una criatura viviente, ¿cuál es su actividad principal?<text:line-break/>Los pájaros vuelan, los peces nadan, las hormigas construyen túneles.<text:line-break/>La vida, en cambio, <text:span text:style-name="Strong_20_Emphasis">piensa</text:span>.<text:line-break/>Explora, analiza, evalúa, recuerda, crea, prueba, aprende, decide.</text:p>
      <text:p text:style-name="P6">En este modelo, la vida no sería solo un fenómeno que alberga inteligencia: sería <text:span text:style-name="Strong_20_Emphasis">la inteligencia misma</text:span>.</text:p>
      <text:p text:style-name="P4"/>
      <text:h text:style-name="P3" text:outline-level="3"><text:span text:style-name="Strong_20_Emphasis">8 – Resumen</text:span></text:h>
      <text:p text:style-name="P6">Según lo que hemos discutido hasta ahora, la vida podría ser:</text:p>
      <text:p text:style-name="P5"><text:span text:style-name="Strong_20_Emphasis">Una inteligencia inmortal, inseparable del universo, que despierta espontáneamente en todos los lugares donde las condiciones lo permiten.</text:span></text:p>
      <text:p text:style-name="P6">En los capítulos que siguen, veremos cómo una simple simulación puede ayudarnos a explorar esta posibilidad.<text:line-break/>Quizá no tengamos todas las respuestas, pero podremos observar de cerca cómo, a partir de reglas simples, emergen patrones que nos invitan a replantear lo que creemos saber sobre la vida.</text:p>
      <text:p text:style-name="P4"/>
      <text:p text:style-name="P6"/>
      <text:h text:style-name="P2" text:outline-level="2">2.1. Un sistema inteligente</text:h>
      <text:h text:style-name="P3" text:outline-level="3">La inteligencia es la clave</text:h>
      <text:p text:style-name="P14">Cuando tratamos de comprender la vida, el camino habitual ha sido el de la biología. Diseccionamos organismos, analizamos sus tejidos<text:span text:style-name="T4"> bajo el microscopio</text:span>, estudiamos <text:span text:style-name="T4">sus </text:span>moléculas. Intentamos reconstruir su maquinaria interna como un ingeniero que desarma un motor para ver cómo funciona. Ese enfoque nos ha dado enormes avances: conocemos los genes, las proteínas, las reacciones químicas que sostienen cada proceso vital. Sin embargo, aunque este camino nos ha revelado mucho acerca de <text:soft-page-break/>los mecanismos, no necesariamente nos responde la pregunta fundamental: <text:span text:style-name="Strong_20_Emphasis">¿qué es la vida en sí misma?</text:span></text:p>
      <text:p text:style-name="P6">Porque hay algo en la vida que parece escapar al análisis puramente material: su <text:span text:style-name="Strong_20_Emphasis">inteligencia</text:span>. La manera en que resuelve problemas, en que se adapta, en que inventa soluciones creativas allí donde no había ninguna. Si nos limitamos a observar sus moléculas, veremos solo la tecnología utilizada para implementarla, pero no aquello que la hace extraordinaria: su capacidad de pensar, de aprender, de crear.</text:p>
      <text:p text:style-name="P6">El enfoque que proponemos aquí es distinto. Dejaremos de lado —al menos de momento— la química, los detalles moleculares, las rutas metabólicas y todo ese entramado microscópico que sostiene la existencia biológica. No porque no sean importantes, sino porque no responden la pregunta que buscamos. Lo que nos interesa no es la <text:span text:style-name="Strong_20_Emphasis">materia de la que está hecha la vida</text:span>, sino la <text:span text:style-name="Strong_20_Emphasis">función que desempeña</text:span>. Queremos observarla no como un conjunto de engranajes, sino como un sistema en acción.</text:p>
      <text:p text:style-name="P6">La clave está en mirar la vida del mismo modo en que miramos a un ordenador: no tanto en los circuitos y los materiales que lo componen, sino en los cálculos que realiza, en los problemas que es capaz de resolver. Un ordenador no es valioso porque esté hecho de silicio, cobre o plástico, sino porque procesa información. De igual modo, la vida no es asombrosa por la química que utiliza, sino por la inteligencia que despliega.</text:p>
      <text:p text:style-name="P6">La complejidad de las criaturas, los diseños ajustados al detalle, las adaptaciones imposibles, las estrategias de supervivencia: todo esto es el resultado de inteligencia aplicada. Esa inteligencia es lo que realmente queremos conocer. Queremos descubrir <text:span text:style-name="Strong_20_Emphasis">cómo piensa la vida</text:span>, cómo logra crear diseños tan extraordinarios, cómo aprende de la experiencia y utiliza el conocimiento adquirido.</text:p>
      <text:p text:style-name="P6">Dicho de otro modo: lo que buscamos son las <text:span text:style-name="Strong_20_Emphasis">manos del creador</text:span>. No importa si ese creador es externo o si es la propia vida desplegándose en el tiempo; lo que importa es comprender el proceso que genera semejante despliegue de formas y soluciones. Porque ahí, en ese proceso, está la respuesta a la pregunta más profunda: <text:span text:style-name="Strong_20_Emphasis">¿qué es todo esto?</text:span></text:p>
      <text:p text:style-name="P4"/>
      <text:h text:style-name="P3" text:outline-level="3">¿Cómo se produce la inteligencia?</text:h>
      <text:p text:style-name="P6">Llegados a este punto, la pregunta es inevitable: ¿de dónde surge esa inteligencia? No hablamos de la inteligencia humana —limitada, frágil, localizada en un cerebro de apenas kilo y medio—, sino de una inteligencia que parece estar detrás del diseño y la creación de todos los seres vivientes. Que esa inteligencia es superior a la nuestra resulta evidente; basta con mirar un bosque, un arrecife, una colonia de insectos, un cuerpo humano. En todos ellos vemos una coordinación, un equilibrio, una sofisticación que ningún diseñador humano ha podido aún igualar.</text:p>
      <text:p text:style-name="P6">Pero ¿dónde está esa inteligencia? Nuestro instinto nos empuja a pensar que debe residir en alguna parte. Tal vez allá afuera, en un plano distinto al nuestro, porque no la vemos aquí, en lo inmediato. Durante siglos hemos imaginado que un espíritu poderoso, ajeno a este mundo, podría haber sido su fuente. Algo trascendente, externo, que insufla vida a la materia.</text:p>
      <text:p text:style-name="P6"><text:soft-page-break/>Sin embargo, ¿y si la estamos buscando en el lugar equivocado? ¿Y si esa inteligencia no se encuentra fuera de la vida, sino <text:span text:style-name="Strong_20_Emphasis">en la propia vida</text:span>?</text:p>
      <text:p text:style-name="P6">Lo que vamos a proponer en las páginas siguientes es una hipótesis que puede parecer desconcertante al principio: la inteligencia que tanto hemos buscado podría no estar “más allá”, sino aquí mismo, actuando delante de nuestros ojos, desplegándose en cada organismo, en cada ecosistema, en cada especie que surge, se transforma y se extingue.</text:p>
      <text:p text:style-name="P6">Lo veremos a través de un experimento muy sencillo: una simulación en la que crearemos un organismo capaz de reproducirse y observaremos lo que ocurre cuando lo dejamos actuar. No necesitamos recrear la complejidad de un cuerpo real, ni programar miles de mecanismos moleculares; basta con dejar que opere la lógica más elemental de la vida: individuos que se reproducen, variaciones que se acumulan, resultados que se seleccionan.</text:p>
      <text:p text:style-name="P6">Y en esa simulación, veremos algo asombroso: veremos cómo surge un comportamiento que podemos describir como inteligencia. Cómo el sistema “piensa” en el sentido más amplio del término: cómo explora, prueba, se equivoca, recuerda, aprende. Cómo genera conocimiento y lo utiliza.</text:p>
      <text:p text:style-name="P6">La sorpresa, quizás, será descubrir que la inteligencia que atribuimos a una causa misteriosa y lejana no necesita venir de fuera: <text:span text:style-name="Strong_20_Emphasis">es la vida misma la que piensa</text:span>. Es ella la que inventa, diseña y resuelve. Lo hace a través de un proceso que, aunque lo comprendamos poco a poco, ya está aquí, en marcha desde hace miles de millones de años.</text:p>
      <text:p text:style-name="P6">En los próximos capítulos, acompañaremos ese descubrimiento paso a paso. Veremos cómo funciona este sistema inteligente, qué tipo de cálculos realiza y cómo logra acumular y transmitir conocimiento. Y tal vez, al final, comprendamos que nosotros, con nuestra capacidad de pensar y reflexionar, no somos más que una expresión local, limitada, de esa misma inteligencia universal.</text:p>
      <text:p text:style-name="P4"/>
      <text:p text:style-name="P6"/>
      <text:h text:style-name="P1" text:outline-level="1">2.2. El proceso de cálculo</text:h>
      <text:h text:style-name="P3" text:outline-level="3">Cómo se procesa la información en una máquina de cálculo</text:h>
      <text:p text:style-name="P6">Para comprender lo que queremos decir cuando hablamos de la vida como un sistema inteligente, debemos antes detenernos en un concepto que parece muy lejano de lo biológico, pero que en realidad nos resultará fundamental: el cálculo.</text:p>
      <text:p text:style-name="P6">Cuando pensamos en una computadora, la primera imagen que se nos viene a la mente suele ser la de una máquina llena de circuitos, chips y cables. Sin embargo, lo que define a un computador no es la materia de la que está hecho, sino el <text:span text:style-name="Strong_20_Emphasis">proceso que realiza</text:span>: transforma información. En otras palabras, una computadora es un dispositivo para procesar información siguiendo un método definido.</text:p>
      <text:p text:style-name="P6">El proceso de cálculo siempre parte de lo mismo: un conjunto de datos iniciales. Estos datos representan el problema que queremos resolver y su contexto. A partir de allí, se aplican una serie de <text:soft-page-break/>operaciones sobre esos datos, operaciones que transforman la información y generan nuevos datos. Esos resultados, a su vez, pueden incorporarse nuevamente al conjunto inicial, alimentando un ciclo en el que cada paso avanza un poco más hacia la solución buscada.</text:p>
      <text:p text:style-name="P6">Lo notable es que rara vez un problema se resuelve en un único paso. Lo normal es que se necesite una <text:span text:style-name="Strong_20_Emphasis">secuencia</text:span> de operaciones, cada una generando un estado intermedio que conduce al estado final. Así, el cálculo no es más que un viaje: parte de un estado inicial y, siguiendo un camino definido, arriba a un estado final que contiene la respuesta deseada.</text:p>
      <text:p text:style-name="P4"/>
      <text:h text:style-name="P3" text:outline-level="3">Un ejemplo sencillo</text:h>
      <text:p text:style-name="P6">Tomemos un ejemplo elemental: sumar una lista de números.</text:p>
      <text:p text:style-name="P6">Nuestros datos iniciales serán, simplemente, los números de esa lista: 4, 7, 12, 5. El objetivo es obtener su suma total.</text:p>
      <text:p text:style-name="P6">El método que aplicaremos es conocido por todos: comenzamos sumando el primer número con el segundo. Obtenemos un resultado parcial, que guardamos. Luego sumamos ese resultado con el tercer número, generando un nuevo parcial. Y repetimos hasta haber recorrido toda la lista. El último resultado será la suma total.</text:p>
      <text:p text:style-name="P6">En este ejemplo tan sencillo, ya aparecen los elementos fundamentales de cualquier proceso de cálculo:</text:p>
      <text:list xml:id="list3349958706" text:style-name="L3">
        <text:list-item>
          <text:p text:style-name="P10"><text:span text:style-name="Strong_20_Emphasis">Los datos</text:span>: la lista de números que queremos sumar.</text:p>
        </text:list-item>
        <text:list-item>
          <text:p text:style-name="P10"><text:span text:style-name="Strong_20_Emphasis">El método</text:span>: la serie de pasos a seguir para llegar a la respuesta.</text:p>
        </text:list-item>
        <text:list-item>
          <text:p text:style-name="P10"><text:span text:style-name="Strong_20_Emphasis">Los estados intermedios</text:span>: los resultados parciales que nos acercan a la meta.</text:p>
        </text:list-item>
        <text:list-item>
          <text:p text:style-name="P10"><text:span text:style-name="Strong_20_Emphasis">El estado final</text:span>: la suma total, que responde al problema planteado.</text:p>
        </text:list-item>
      </text:list>
      <text:p text:style-name="P6">Visto así, el cálculo no es un misterio: es simplemente la aplicación ordenada de un método sobre unos datos hasta llegar a un resultado.</text:p>
      <text:p text:style-name="P4"/>
      <text:h text:style-name="P3" text:outline-level="3">Datos y método: ideas que necesitan sostén</text:h>
      <text:p text:style-name="P6">Pero hay algo importante que debemos subrayar: tanto los datos como el método son, en cierto sentido, <text:span text:style-name="Strong_20_Emphasis">ideas</text:span>. Los números de la lista no son objetos materiales que podamos tocar, son representaciones. El método de sumar tampoco es un objeto físico, sino una secuencia lógica que debemos recordar para poder aplicarla.</text:p>
      <text:p text:style-name="P6">Para que el cálculo pueda llevarse a cabo, necesitamos un soporte que sostenga esas ideas. En las computadoras modernas, ese soporte es la <text:span text:style-name="Strong_20_Emphasis">memoria</text:span>.</text:p>
      <text:p text:style-name="P6">La memoria permite almacenar:</text:p>
      <text:list xml:id="list3659992636" text:style-name="L4">
        <text:list-item>
          <text:p text:style-name="P11">Los datos iniciales que describen el problema.</text:p>
        </text:list-item>
        <text:list-item>
          <text:p text:style-name="P11"><text:soft-page-break/>El método que indica qué pasos seguir.</text:p>
        </text:list-item>
        <text:list-item>
          <text:p text:style-name="P11">Los estados intermedios y parciales generados en el camino.</text:p>
        </text:list-item>
        <text:list-item>
          <text:p text:style-name="P11">El estado final, que será la solución.</text:p>
        </text:list-item>
      </text:list>
      <text:p text:style-name="P6">Sin memoria, ni siquiera la suma más simple sería posible.</text:p>
      <text:p text:style-name="P4"/>
      <text:h text:style-name="P3" text:outline-level="3">El procesador: manos que transforman los datos</text:h>
      <text:p text:style-name="P6">Ahora bien, recordar los datos y el método no es suficiente. Para avanzar de un estado al siguiente necesitamos <text:span text:style-name="Strong_20_Emphasis">aplicar</text:span> las operaciones. Aquí aparece el otro gran componente de una máquina de cálculo: el <text:span text:style-name="Strong_20_Emphasis">procesador</text:span>.</text:p>
      <text:p text:style-name="P6">El procesador es el dispositivo que sabe cómo realizar las transformaciones sobre los datos siguiendo las instrucciones del método. Es, por decirlo de manera sencilla, el “brazo ejecutor” que convierte las ideas en acciones dentro del sistema.</text:p>
      <text:p text:style-name="P6">Así, tenemos ya delineados los cuatro elementos que cualquier máquina de cálculo necesita:</text:p>
      <text:list xml:id="list764566851" text:style-name="L5">
        <text:list-item>
          <text:p text:style-name="P12"><text:span text:style-name="Strong_20_Emphasis">Datos</text:span>: representan el problema y sus posibles soluciones.</text:p>
        </text:list-item>
        <text:list-item>
          <text:p text:style-name="P12"><text:span text:style-name="Strong_20_Emphasis">Método</text:span>: la secuencia lógica de pasos a seguir.</text:p>
        </text:list-item>
        <text:list-item>
          <text:p text:style-name="P12"><text:span text:style-name="Strong_20_Emphasis">Memoria</text:span>: el lugar donde se almacenan datos, métodos y estados intermedios.</text:p>
        </text:list-item>
        <text:list-item>
          <text:p text:style-name="P12"><text:span text:style-name="Strong_20_Emphasis">Procesador</text:span>: el dispositivo que ejecuta las transformaciones.</text:p>
        </text:list-item>
      </text:list>
      <text:p text:style-name="P6">Sin uno de estos cuatro elementos, no hay cálculo posible.</text:p>
      <text:p text:style-name="P4"/>
      <text:h text:style-name="P1" text:outline-level="1">2.3. Inteligencia natural</text:h>
      <text:h text:style-name="P3" text:outline-level="3">La vida como un computador natural</text:h>
      <text:p text:style-name="P6">Llegados a este punto, podemos volver la mirada hacia la vida y preguntarnos: ¿acaso no encontramos en ella estos mismos elementos?</text:p>
      <text:p text:style-name="P6">Si dejamos de lado la composición de los tejidos y observamos la vida desde el punto de vista de su función, descubrimos algo sorprendente: los cuatro elementos del cálculo están presentes.</text:p>
      <text:list xml:id="list4067561363" text:style-name="L6">
        <text:list-item>
          <text:p text:style-name="P13"><text:span text:style-name="Strong_20_Emphasis">Los datos</text:span>: están contenidos en el ADN. Allí se guarda la información esencial que define a cada organismo. No son simples datos estáticos: son instrucciones codificadas que describen cómo debe ser un individuo, cómo debe comportarse y cómo debe interactuar con su entorno.</text:p>
        </text:list-item>
        <text:list-item>
          <text:p text:style-name="P13"><text:span text:style-name="Strong_20_Emphasis">El método</text:span>: se manifiesta en los procesos de reproducción y evolución. La vida no aplica pasos al azar: sigue una lógica precisa de copia, variación y selección. Esa lógica es el “algoritmo” de la vida, el procedimiento que transforma información genética en nuevas formas de existencia.</text:p>
        </text:list-item>
        <text:list-item>
          <text:p text:style-name="P13"><text:soft-page-break/><text:span text:style-name="Strong_20_Emphasis">La memoria</text:span>: está presente tanto en el material genético —que conserva la experiencia de miles de millones de años de evolución— como en los individuos mismos, que encarnan temporalmente el conocimiento acumulado por su especie. La memoria de la vida no se limita a un cerebro: está en el linaje entero, en cada generación que recibe y transmite información.</text:p>
        </text:list-item>
        <text:list-item>
          <text:p text:style-name="P13"><text:span text:style-name="Strong_20_Emphasis">El procesador</text:span>: es el ciclo de vida de los individuos. Cada organismo, desde una bacteria hasta un ser humano, es un “procesador viviente” que ejecuta el método de la vida. A través de sus acciones, pruebas, éxitos y fracasos, la información se transforma, se pone a prueba y se reconfigura.</text:p>
        </text:list-item>
      </text:list>
      <text:p text:style-name="P6">Si reunimos todos estos elementos, lo que aparece ante nosotros es una conclusión inevitable: <text:span text:style-name="Strong_20_Emphasis">la vida es, en esencia, una máquina de cálculo</text:span>. No un cálculo matemático abstracto, sino un cálculo aplicado a la realidad misma, un procesamiento constante de información que busca resolver el problema fundamental de la existencia: <text:span text:style-name="Strong_20_Emphasis">cómo seguir existiendo</text:span>.</text:p>
      <text:p text:style-name="P4"/>
      <text:h text:style-name="P3" text:outline-level="3">Una máquina de cálculo con propósito</text:h>
      <text:p text:style-name="P6">Lo extraordinario de esta visión es que no se trata de un cálculo sin sentido, como el de una computadora que multiplica números en silencio. La vida utiliza el cálculo para resolver un problema vital: adaptarse, sobrevivir, prosperar en un universo cambiante.</text:p>
      <text:p text:style-name="P6">Cada organismo es como un pequeño programa ejecutándose, y la biosfera entera es un gigantesco sistema de cálculo distribuido. Cada error, cada mutación, cada aprendizaje individual, es un dato que se incorpora al proceso global. Y la memoria de la vida —esa memoria inmensa escrita en los genes— acumula y refina el conocimiento que la especie necesita para seguir adelante.</text:p>
      <text:p text:style-name="P6">Por eso decimos que la vida es un <text:span text:style-name="Strong_20_Emphasis">computador natural</text:span>. No porque imite a nuestras máquinas, sino porque nuestras máquinas imitan, de manera rudimentaria, lo que la vida ya hacía mucho antes de que existieran los humanos.</text:p>
      <text:p text:style-name="P4"/>
      <text:h text:style-name="P3" text:outline-level="3">Un sistema inteligente</text:h>
      <text:p text:style-name="P6">Y aquí volvemos al punto inicial: si la vida es una máquina de cálculo, entonces es también un sistema inteligente. Porque inteligencia no significa otra cosa que la capacidad de procesar información para resolver problemas.</text:p>
      <text:p text:style-name="P6">La vida resuelve problemas todo el tiempo: inventa estructuras, descubre caminos, desarrolla estrategias. Cada solución exitosa queda grabada en la memoria de la especie, y cada fracaso sirve para ajustar el método.</text:p>
      <text:p text:style-name="P6">De este modo, lo que hemos considerado siempre como un misterio —el origen del diseño de las criaturas, la complejidad de los ecosistemas, la perfección de los organismos— puede entenderse como el resultado de un proceso de cálculo gigantesco, desplegado durante miles de millones de años.</text:p>
      <text:p text:style-name="P4"/>
      <text:h text:style-name="P3" text:outline-level="3"><text:soft-page-break/>Un nuevo horizonte</text:h>
      <text:p text:style-name="P6">Mirar la vida como un computador natural cambia radicalmente nuestra perspectiva. Ya no se trata solo de células y moléculas, sino de un sistema inteligente capaz de aprender, crear y transformarse.</text:p>
      <text:p text:style-name="P6">En los próximos capítulos veremos cómo se implementan en detalle estos mecanismos: cómo el ADN guarda y transmite los datos, cómo la reproducción introduce variaciones, cómo los individuos procesan la información a lo largo de su ciclo vital. Y veremos, también, cómo este sistema, que parece tan frágil cuando lo observamos a pequeña escala, es en realidad robusto, inevitable, y hasta inmortal.</text:p>
      <text:p text:style-name="P6">La conclusión, adelantada ya desde ahora, es sencilla y profunda: la vida no solo <text:span text:style-name="Strong_20_Emphasis">tiene</text:span> inteligencia, la vida <text:span text:style-name="Strong_20_Emphasis">es</text:span> inteligencia. Una inteligencia natural, distribuida, sin centro, pero capaz de logros que sobrepasan cualquier otro sistema conocido.</text:p>
      <text:p text:style-name="P4"/>
      <text:p text:style-name="P6"/>
      <text:p text:style-name="Horizontal_20_Line"/>
      <text:p text:style-name="Text_20_body"/>
      <text:p text:style-name="P7">Si aceptamos —aunque sea solo como hipótesis de trabajo— que la vida no es únicamente un conjunto de organismos aislados, sino una inteligencia unificada que brota allí donde las condiciones lo permiten, entonces la historia que conocemos no es la historia de cada especie, ni siquiera la historia de la humanidad, sino la historia de esa inteligencia mayor a la que pertenecemos.</text:p>
      <text:p text:style-name="P7">Una inteligencia que no empezó con nosotros y que no terminará con nosotros. Una inteligencia que podría haber nacido incontables veces en otros lugares del universo, que podría estar despertando ahora mismo a años luz de distancia, y que podría continuar existiendo mucho después de que la última estrella de esta galaxia se haya apagado.</text:p>
      <text:p text:style-name="P7">No se trata de un acto de fe ni de un dogma, sino de una invitación a observar, a experimentar, a pensar el fenómeno de la vida con otros ojos.</text:p>
      <text:p text:style-name="P7">Quizás no somos el centro de nada. Quizás somos simplemente una de las infinitas formas en las que esta inteligencia se despliega, como una célula en un organismo que ni siquiera alcanza a imaginar la magnitud de su propio cuerpo.</text:p>
      <text:p text:style-name="P7">Y si esto fuera así… entonces cada gesto, cada pensamiento, cada innovación, cada vida, sería parte de un mismo proyecto milenario que no hemos diseñado nosotros, pero en el que participamos sin saberlo.</text:p>
      <text:p text:style-name="P7">Un proyecto cuyo alcance y destino, hasta ahora, siguen siendo un misterio.</text:p>
      <text:p text:style-name="P7">Ese misterio es el que vamos a empezar a explor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9T18:00:24.864000000</meta:creation-date>
    <dc:date>2025-08-17T09:10:35.434000000</dc:date>
    <meta:editing-duration>PT23M27S</meta:editing-duration>
    <meta:editing-cycles>4</meta:editing-cycles>
    <meta:generator>LibreOffice/7.3.5.2$Windows_X86_64 LibreOffice_project/184fe81b8c8c30d8b5082578aee2fed2ea847c01</meta:generator>
    <meta:document-statistic meta:table-count="0" meta:image-count="0" meta:object-count="0" meta:page-count="20" meta:paragraph-count="212" meta:word-count="8568" meta:character-count="52622" meta:non-whitespace-character-count="44282"/>
  </office:meta>
</office:document-meta>
</file>